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P1" style:family="paragraph" style:parent-style-name="No_20_Spacing">
      <style:paragraph-properties fo:text-align="justify" style:justify-single-word="false"/>
      <style:text-properties officeooo:paragraph-rsid="001f4d5b"/>
    </style:style>
    <style:style style:name="P2" style:family="paragraph" style:parent-style-name="No_20_Spacing">
      <style:paragraph-properties fo:text-align="justify" style:justify-single-word="false"/>
      <style:text-properties officeooo:rsid="001f4d5b" officeooo:paragraph-rsid="001f4d5b"/>
    </style:style>
    <style:style style:name="P3" style:family="paragraph" style:parent-style-name="No_20_Spacing" style:master-page-name="Standard">
      <style:paragraph-properties style:page-number="auto"/>
    </style:style>
    <style:style style:name="T1" style:family="text">
      <style:text-properties officeooo:rsid="001f4d5b"/>
    </style:style>
    <style:style style:name="T2" style:family="text">
      <style:text-properties officeooo:rsid="0021172b"/>
    </style:style>
    <style:style style:name="T3" style:family="text">
      <style:text-properties officeooo:rsid="0022da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isão Geral</text:p>
      <text:p text:style-name="No_20_Spacing"/>
      <text:p text:style-name="P2"><text:tab/>Este software fará o gerenciamento do mercado, de todos os produtos que entram e que saem, mantendo o registro no banco de dados. A parte de produtos tambem contará com atualização de preços e promoções <text:span text:style-name="T2">da qual o setor estratégico será responsável</text:span>. O<text:span text:style-name="T2">s</text:span> pedido<text:span text:style-name="T2">s</text:span> de compra<text:span text:style-name="T2">s</text:span> para reposição de estoque será feito pelo setor de compras, somente funcionários do setor de compras poderão fazer tal pedido, <text:span text:style-name="T2">após feito, o pedido será enviado para o setor estratégico que validará ou não o pedido de compra. O setor de compras terá um cadastro de fornecedores que deve estar sempre atualizado de acordo com os preços do fornecedor, esta atualização será feita pelos funcionários do próprio setor de compras que poderão fazer negociações com os fornecedores para conseguirem descontos. Após finalizar o pedido de compra e o mercado </text:span>receber <text:span text:style-name="T2">o pedido e seus produtos,</text:span> o sistema deverá ler a nosta fiscal eletronica e fazer a inclusão dos produtos a partir da mesma, <text:span text:style-name="T2">com isso o sistema estará preparado para registrar reposições dos produtos no estoque e nas prateleiras, o sistema deverá manter controle de quantos produtos estão nas prateleiras e quantos restam no estoque, será definida uma quantidade minima na prateleira e outra no estoque, se o estoque estiver abaixo do limite estabelecido, o sistema deverá disparar um lembrete para o responsável no setor de compra solicitando o reabastecimento do produto. No mercado haverão leitores de códigos de barras para os clientes que quiserem confirmar o preço dos produtos.</text:span></text:p>
      <text:p text:style-name="P2"><text:tab/>Os caixas ao lançarem uma compra, antes de finaliza-la, poderão remover ou trocar itens de acordo com solicitação do cliente. <text:span text:style-name="T2">Finalmente quando o caixa confirmar a compra, então o sistema fará a baixa dos produtos da prateleira e do estoque. No caso de compra finalizada e o cliente quiser trocar/devolver determinado produto, o caixa deverá receber a nota fiscal que confirma a compra do produto pelo cliente, o caixa averiguará o produto e a queixa do cliente e registrará a troca/devolução, caso o produto ainda esteja em condições para venda será colocado de volta na devida prateleira, caso contrário será enviado para “local de produtos defeituosos”.</text:span></text:p>
      <text:p text:style-name="P2"><text:tab/><text:span text:style-name="T3">O sistema terá um cadastro de clientes VIPs, onde cada cliente de acordo com a confiabilidade, medida pelo gerente, terá um limite de crédito pré-aprovado para compras, este cadastro contará com dados pessoais do cliente, que pode ser CPF ou CNPJ, contatos, endereço, limite liberado pelo gerente e dados bancários.</text:span></text:p>
      <text:p text:style-name="P2"><text:tab/><text:span text:style-name="T2">O sistema terá uma aplicação para gerenciamento de RH, onde serão cadastrados os funcionários, neste cadastro constará os dados pessoais e dados pertinentes ao setor de RH, os funcionários se logarão no sistema que contabilizará as horas trabalhadas e registrará horas extras. Tambem será registrado todos os treinamentos com os segunites dados: instrutor, local, data e hora, conteúdo aplicado e turma, então no cadastro do funcionário dirá de quais treinamentos o mesmo participou. Tambeḿ neste sistema terá um controle de curriculos, todos os curriculos recebidos serão lançados no sistema e avaliados para caso de troca de funcionário, pois no mercado ocorre muita rotatividade de funcionários, caixa, empacotadores, carregadores, etc.</text:span></text:p>
      <text:p text:style-name="P1"><text:span text:style-name="T1"><text:tab/>Finalmente o sistema terá um módulo financeiro que gerenciará as contas a pagar e a receber. Toda compra feita pelo setor de compras ficará registrada e com a atual situação da conta, se paga ou não. Todas as contas de agua, luz, telefone e outros gastos serão cadastradas para analise. </text:span><text:soft-page-break/><text:span text:style-name="T1">Tambem serão registradas todas as vendas, sejam diretamente do caixa ou de outras negociações.</text:span></text:p>
      <text:p text:style-name="No_20_Spacing"/>
      <text:p text:style-name="No_20_Spac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pt" fo:country="BR" style:font-name-asian="DejaVu Sans" style:font-family-asian="'DejaVu Sans'"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ítulo" style:family="paragraph" style:parent-style-name="Standard" style:default-outline-level="">
      <style:paragraph-properties fo:margin-top="0.423cm" fo:margin-bottom="0.212cm" style:contextual-spacing="false" fo:keep-with-next="always"/>
      <style:text-properties style:font-name="Liberation Sans1" fo:font-family="'Liberation Sans'" style:font-family-generic="roman"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Corpo_20_do_20_texto" style:display-name="Corpo do texto" style:family="paragraph" style:parent-style-name="Standard" style:default-outline-level="">
      <style:paragraph-properties fo:margin-top="0cm" fo:margin-bottom="0.212cm" style:contextual-spacing="false"/>
    </style:style>
    <style:style style:name="Lista" style:family="paragraph" style:parent-style-name="Corpo_20_do_20_texto" style:default-outline-level="">
      <style:text-properties style:font-name-complex="Lohit Hindi" style:font-family-complex="'Lohit Hindi'" style:font-family-generic-complex="system" style:font-pitch-complex="variable"/>
    </style:style>
    <style:style style:name="Legenda"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ize-complex="12pt" style:font-style-complex="italic"/>
    </style:style>
    <style:style style:name="Índice" style:family="paragraph" style:parent-style-name="Standard" style:default-outline-level="">
      <style:paragraph-properties text:number-lines="false" text:line-number="0"/>
      <style:text-properties style:font-name-complex="Lohit Hindi" style:font-family-complex="'Lohit Hindi'" style:font-family-generic-complex="system" style:font-pitch-complex="variable"/>
    </style:style>
    <style:style style:name="No_20_Spacing" style:display-name="No Spacing" style:family="paragraph" style:default-outline-level="">
      <style:paragraph-properties fo:margin-top="0cm" fo:margin-bottom="0cm" style:contextual-spacing="false" style:line-height-at-least="0.176cm" fo:text-align="start" style:justify-single-word="false" fo:orphans="2" fo:widows="2" fo:hyphenation-ladder-count="no-limit" style:writing-mode="lr-tb"/>
      <style:text-properties fo:color="#00000a" style:font-name="Calibri" fo:font-family="Calibri" style:font-family-generic="roman" style:font-pitch="variable" fo:font-size="11pt" fo:language="pt" fo:country="BR" style:font-name-asian="DejaVu Sans" style:font-family-asian="'DejaVu Sans'"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59cm" style:layout-grid-ruby-height="0.176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9T00:49:00</meta:creation-date>
    <meta:initial-creator>Mayara Rodrigues</meta:initial-creator>
    <dc:creator>Vinicius </dc:creator>
    <dc:date>2014-08-13T20:31:49.116873843</dc:date>
    <meta:editing-cycles>25</meta:editing-cycles>
    <meta:editing-duration>PT2M39S</meta:editing-duration>
    <meta:generator>LibreOffice/4.2.4.2$Linux_X86_64 LibreOffice_project/420m0$Build-2</meta:generator>
    <meta:document-statistic meta:table-count="0" meta:image-count="0" meta:object-count="0" meta:page-count="2" meta:paragraph-count="6" meta:word-count="577" meta:character-count="3618" meta:non-whitespace-character-count="3042"/>
    <meta:template xlink:type="simple" xlink:actuate="onRequest" xlink:title="Normal" xlink:href=""/>
  </office:meta>
</office:document-meta>
</file>